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848" officeooo:paragraph-rsid="0020c848"/>
    </style:style>
    <style:style style:name="P2" style:family="paragraph" style:parent-style-name="Standard">
      <style:text-properties officeooo:rsid="00231240" officeooo:paragraph-rsid="00231240"/>
    </style:style>
    <style:style style:name="P3" style:family="paragraph" style:parent-style-name="Standard">
      <style:text-properties officeooo:rsid="00231240" officeooo:paragraph-rsid="0025db79"/>
    </style:style>
    <style:style style:name="P4" style:family="paragraph" style:parent-style-name="Standard">
      <style:text-properties officeooo:rsid="0025db79" officeooo:paragraph-rsid="0025db79"/>
    </style:style>
    <style:style style:name="P5" style:family="paragraph" style:parent-style-name="Standard">
      <style:text-properties officeooo:rsid="0028889d" officeooo:paragraph-rsid="0028889d"/>
    </style:style>
    <style:style style:name="P6" style:family="paragraph" style:parent-style-name="Standard">
      <style:text-properties officeooo:rsid="0028efdb" officeooo:paragraph-rsid="0028efdb"/>
    </style:style>
    <style:style style:name="P7" style:family="paragraph" style:parent-style-name="Standard">
      <style:text-properties officeooo:rsid="002db862"/>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style:style style:name="T4" style:family="text">
      <style:text-properties officeooo:rsid="002292e4"/>
    </style:style>
    <style:style style:name="T5" style:family="text">
      <style:text-properties officeooo:rsid="00243ce5"/>
    </style:style>
    <style:style style:name="T6" style:family="text">
      <style:text-properties officeooo:rsid="002a3a11"/>
    </style:style>
    <style:style style:name="T7" style:family="text">
      <style:text-properties officeooo:rsid="002a9373"/>
    </style:style>
    <style:style style:name="T8" style:family="text">
      <style:text-properties officeooo:rsid="002c497b"/>
    </style:style>
    <style:style style:name="T9" style:family="text">
      <style:text-properties officeooo:rsid="002d83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text:span text:style-name="T4">Dabei</text:span> wird der agile Softwareentwicklungsprozess unterstützt. Continuous Software Engineering ist interdisziplinär und bezieht im Gegensatz zu reinen agilen Softwareentwicklungsmodellen mehr als die reine Softwareentwicklung mit ein.</text:p>
      <text:p text:style-name="P5">Continuous Software Engineering<text:span text:style-name="T6">sngefas</text:span> lässt sich grob in folgende Teilbereiche einteilen:</text:p>
      <text:p text:style-name="P5"/>
      <text:p text:style-name="P5">* Continuous Integration</text:p>
      <text:p text:style-name="P5">* Continuous Delivery</text:p>
      <text:p text:style-name="P5">* Continuous Testing</text:p>
      <text:p text:style-name="P5">* Continuous Deployment</text:p>
      <text:p text:style-name="Standard"/>
      <text:p text:style-name="P6">Diese Teilbereiche sind unscharf, d.h. <text:span text:style-name="T6">sie können sich überschneiden oder zusammegefasst werden.</text:spa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 Artefakte</text:p>
      <text:p text:style-name="Standard"/>
      <text:p text:style-name="Standard"><text:soft-page-break/>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m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c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
      <text:p text:style-name="Standard"><text:soft-page-break/>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i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text:soft-page-break/>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text:span text:style-name="T3">nicht funktionale</text:span>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P2">## Continuous Testing</text:p>
      <text:p text:style-name="P2"/>
      <text:p text:style-name="P2">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P3">Beim Continuous Testing testet das Testteam kontinuierlich den neuesten lauffähigen Stand der Software und gibt gefundene Fehler und sonstiges Feedback zeitnah an das Entwicklungsteam weiter. <text:span text:style-name="T5">Anders als bei traditionellen manuellen Testmethoden wird davon ausgegangen, dass die getestete Software sich mit der Zeit verändert.</text:span></text:p>
      <text:p text:style-name="P3"/>
      <text:p text:style-name="P4">## Continuous Deployment</text:p>
      <text:p text:style-name="P5"/>
      <text:p text:style-name="P5">Continuous Deployment ist eine Alternative zur Continuous Delivery, die zwar schneller, aber auch risikoreicher sein kann. Beim Continuous Deployment wird die Continuous Delivery Pipeline nicht sequentielll durchlaufen, sondern die Softwaare nach minnimalen Tests beim Endkunden deployt.</text:p>
      <text:p text:style-name="P5">Bei diesem Vorgehen bekommt der Kunde sehr schnell die neueste Version und der Entwickler bekommt sehr schnell Feedback zur neuen Version vom Kunden, aber das Risiko, dass Fehler in der Produktion landen, ist sehr hoch.</text:p>
      <text:p text:style-name="P3"><text:s text:c="2"/></text:p>
      <text:p text:style-name="Standard"/>
      <text:p text:style-name="Standard">### DevOps</text:p>
      <text:p text:style-name="Standard"/>
      <text:p text:style-name="Standard">##### Definition</text:p>
      <text:p text:style-name="Standard"/>
      <text:p text:style-name="Standard">DevOps <text:span text:style-name="T7">ist ein Ansatz zur Prozessverbesserung in Unternehmen. Das heißt, Prozesse, insbesondderre diejenigen, die IT <text:s/>und IT-Operations betreffen, sollen schneller und effizienter werden. Als Teil von DevOps kann Continuous Software Engineering verwendet werden, dies ist </text:span><text:soft-page-break/><text:span text:style-name="T7">jedoch nicht zwingend. Es geht darum, die am besten funktionierenden Prozesse für das Unternehmen zu finden. Anders als Continuous Software Engineering konzentriert sich DevOps dabei eher auf dies Buisness Architektur des Unternehmens.</text:span></text:p>
      <text:p text:style-name="P7">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text:span text:style-name="T1">Verwendung</text:span>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Bestandteil von DevOps ist die größtmögliche Automatisierung des Auslieferungsprozesses durch den Einsatz geeigneter Tools und Continuous Delivery. Einfache, <text:span text:style-name="T1">repetitive</text:span> Aufgaben werden automatisiert, und mehr Wert auf menschliche Interaktionen gelegt. <text:span text:style-name="T8">Am Ende muss aber immer ein Mehrwert für das Unternehmen entstehen.</text:span></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text:soft-page-break/>vorteilhaft, wenn dies allerdings am Ende durch mehr Administrationsaufwand zu keiner Verbesserung oder sogar einer Verschlechterung führt, ist auch keinem geholfen. </text:p>
      <text:p text:style-name="Standard"/>
      <text:p text:style-name="Standard">##### Feedback (Bugtracker)</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text:span text:style-name="T9">ein</text:span> und derselbe Bugtracker für alle am Prozess beteiligten <text:span text:style-name="T9">Teams</text:span>?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text:p>
      <text:p text:style-name="Standard"/>
      <text:p text:style-name="Standard">##### ITIL</text:p>
      <text:p text:style-name="Standard"/>
      <text:p text:style-name="Standard">ITIL (Information Technology Infrastructure Library) ist ein umfangreiches <text:span text:style-name="T1">Framework</text:span>, welches von vielen großen Unternehmen erfolgreich eingesetzt wird.<text:span text:style-name="T2"> ITIL bietet viele Werkzeuge, die den Softwareentwicklungsprozess (und dessen Supportprozesse) abbilden können. Besonders bei großen, monolithischen Systemen ist ein Prozess wie ITIL zum managen aller Komponenten und Prozesse sehr nützlich.</text:span></text:p>
      <text:p text:style-name="P1">ITIL ist nicht das selbe wie DevOps, allerdings gibt es für viele Prozesse in ITIL direkte Entsprechungen in DevOps. ITIL ist kein typisches agiles Framework.</text:p>
      <text:p text:style-name="Standard"/>
      <text:p text:style-name="Standard"/>
      <text:p text:style-name="Standard">## Workflows</text:p>
      <text:p text:style-name="Standard"/>
      <text:p text:style-name="Standard"><text:tab/>Continuous Delivery</text:p>
      <text:p text:style-name="Standard"><text:tab/><text:tab/>Continuous Integration</text:p>
      <text:p text:style-name="Standard"><text:tab/><text:tab/>schnellerer Release</text:p>
      <text:p text:style-name="Standard"><text:tab/><text:tab/>Deployment-Pipeline</text:p>
      <text:p text:style-name="Standard"><text:tab/><text:tab/>jede Version (auch intern) muss lauffähig sein</text:p>
      <text:p text:style-name="Standard"><text:tab/><text:tab/>automatisierte und manuelle Tests</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tab/>Definition und Abgrenzung</text:p>
      <text:p text:style-name="Standard"/>
      <text:p text:style-name="Standard">## Tools</text:p>
      <text:p text:style-name="Standard"/>
      <text:p text:style-name="Standard">### Docker</text:p>
      <text:p text:style-name="Standard"/>
      <text:p text:style-name="Standard">#### Definition</text:p>
      <text:p text:style-name="Standard"><text:soft-page-break/></text:p>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ist keine Virtualisierunganwendung.</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undung. Dies erlaubt dem Entwickler, problem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für vorkonfigurierte Docker-Container.</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text:soft-page-break/>####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Standard">### Jenkins</text:p>
      <text:p text:style-name="Standard"/>
      <text:p text:style-name="Standard">#Quellen</text:p>
      <text:p text:style-name="Standard"/>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7T13:16:58.035000000</dc:date>
    <meta:editing-duration>PT22M34S</meta:editing-duration>
    <meta:editing-cycles>12</meta:editing-cycles>
    <meta:generator>LibreOffice/6.0.4.2$Windows_x86 LibreOffice_project/9b0d9b32d5dcda91d2f1a96dc04c645c450872bf</meta:generator>
    <meta:document-statistic meta:table-count="0" meta:image-count="0" meta:object-count="0" meta:page-count="8" meta:paragraph-count="139" meta:word-count="2223" meta:character-count="17119" meta:non-whitespace-character-count="15004"/>
  </office:meta>
</office:document-meta>
</file>